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entury Schoolbook L" svg:font-family="'Century Schoolbook L'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adornments="Normal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3" svg:font-family="'Trebuchet MS'" style:font-adornments="Normal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Trebuchet MS1" fo:font-weight="bold" officeooo:rsid="00694cfd" officeooo:paragraph-rsid="006b2298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bold" officeooo:paragraph-rsid="00a5362c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bold" officeooo:rsid="00a76961" officeooo:paragraph-rsid="00a76961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a5362c" officeooo:paragraph-rsid="00a5362c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a5362c" officeooo:paragraph-rsid="00a5362c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paragraph-rsid="00a5362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paragraph-rsid="00a5362c" style:font-size-asian="12pt" style:font-size-complex="12pt"/>
    </style:style>
    <style:style style:name="P10" style:family="paragraph" style:parent-style-name="Standard">
      <style:text-properties style:font-name="Times New Roman" fo:font-size="12pt" officeooo:paragraph-rsid="00a5362c" style:font-size-asian="12pt" style:font-size-complex="12pt"/>
    </style:style>
    <style:style style:name="P11" style:family="paragraph" style:parent-style-name="Text_20_body">
      <style:text-properties style:font-name="Times New Roman" fo:font-size="12pt" officeooo:paragraph-rsid="00a70eef" style:font-size-asian="12pt" style:font-size-complex="12pt"/>
    </style:style>
    <style:style style:name="P12" style:family="paragraph" style:parent-style-name="Standard">
      <style:text-properties style:font-name="Times New Roman" fo:font-size="12pt" fo:font-style="italic" officeooo:paragraph-rsid="00a5362c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Times New Roman" fo:font-size="12pt" fo:font-style="italic" fo:font-weight="bold" officeooo:paragraph-rsid="00a5362c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ext_20_body">
      <style:text-properties style:font-name="Times New Roman" fo:font-size="12pt" fo:font-style="normal" officeooo:paragraph-rsid="00a70eef" style:font-name-asian="Arial Unicode MS" style:font-size-asian="12pt" style:font-name-complex="Arial Unicode MS" style:font-size-complex="12pt"/>
    </style:style>
    <style:style style:name="P15" style:family="paragraph" style:parent-style-name="Text_20_body">
      <style:paragraph-properties fo:text-align="end" style:justify-single-word="false"/>
      <style:text-properties style:font-name="Times New Roman" fo:font-size="12pt" officeooo:rsid="00bb9b92" officeooo:paragraph-rsid="00bb9b92" style:font-name-asian="Times New Roman" style:font-size-asian="12pt" style:font-name-complex="Times New Roman" style:font-size-complex="12pt"/>
    </style:style>
    <style:style style:name="P16" style:family="paragraph" style:parent-style-name="Standard">
      <style:text-properties style:font-name="Times New Roman" fo:font-style="italic" officeooo:paragraph-rsid="00a5362c" style:font-style-asian="italic" style:font-style-complex="italic"/>
    </style:style>
    <style:style style:name="P17" style:family="paragraph" style:parent-style-name="Standard">
      <style:text-properties style:font-name="Century Schoolbook L" fo:font-size="14pt" fo:font-weight="bold" officeooo:paragraph-rsid="00a5362c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entury Schoolbook L" officeooo:paragraph-rsid="00a5362c"/>
    </style:style>
    <style:style style:name="P19" style:family="paragraph" style:parent-style-name="Heading_20_1">
      <style:text-properties officeooo:paragraph-rsid="00a5362c"/>
    </style:style>
    <style:style style:name="P20" style:family="paragraph" style:parent-style-name="Heading_20_2">
      <style:text-properties fo:font-style="normal" style:font-name-asian="Arial Unicode MS" style:font-name-complex="Arial Unicode MS"/>
    </style:style>
    <style:style style:name="P21" style:family="paragraph" style:parent-style-name="Standard" style:list-style-name="L3">
      <style:text-properties style:font-name="Times New Roman" fo:font-size="12pt" fo:font-weight="normal" officeooo:rsid="00a5362c" officeooo:paragraph-rsid="00a5362c" fo:background-color="transparent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font-name="Times New Roman" fo:font-size="12pt" fo:font-weight="normal" officeooo:rsid="00a958a6" officeooo:paragraph-rsid="00a958a6" fo:background-color="transparent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style:font-name="Times New Roman" fo:font-size="12pt" officeooo:paragraph-rsid="00a5362c" style:font-size-asian="12pt" style:font-size-complex="12pt"/>
    </style:style>
    <style:style style:name="P24" style:family="paragraph" style:parent-style-name="Standard" style:list-style-name="L4">
      <style:paragraph-properties fo:text-align="end" style:justify-single-word="false"/>
      <style:text-properties style:font-name="Times New Roman" fo:font-size="12pt" officeooo:rsid="00b3d2f1" officeooo:paragraph-rsid="00b3d2f1" style:font-size-asian="12pt" style:font-size-complex="12pt"/>
    </style:style>
    <style:style style:name="P25" style:family="paragraph" style:parent-style-name="Standard" style:list-style-name="L4">
      <style:paragraph-properties fo:text-align="end" style:justify-single-word="false"/>
      <style:text-properties style:font-name="Times New Roman" fo:font-size="12pt" officeooo:rsid="00b50e9b" officeooo:paragraph-rsid="00b50e9b" style:font-size-asian="12pt" style:font-size-complex="12pt"/>
    </style:style>
    <style:style style:name="P26" style:family="paragraph" style:parent-style-name="Standard" style:list-style-name="L9">
      <style:text-properties style:font-name="Times New Roman" fo:font-size="12pt" officeooo:paragraph-rsid="00a5362c" style:font-size-asian="12pt" style:font-size-complex="12pt"/>
    </style:style>
    <style:style style:name="P27" style:family="paragraph" style:parent-style-name="Standard" style:list-style-name="L9">
      <style:paragraph-properties fo:text-align="end" style:justify-single-word="false"/>
      <style:text-properties style:font-name="Times New Roman" fo:font-size="12pt" officeooo:rsid="00b7f6ee" officeooo:paragraph-rsid="00b7f6ee" style:font-size-asian="12pt" style:font-size-complex="12pt"/>
    </style:style>
    <style:style style:name="P28" style:family="paragraph" style:parent-style-name="Standard" style:list-style-name="L9">
      <style:paragraph-properties fo:text-align="end" style:justify-single-word="false"/>
      <style:text-properties style:font-name="Times New Roman" fo:font-size="12pt" officeooo:rsid="00b8d544" officeooo:paragraph-rsid="00b8d544" style:font-size-asian="12pt" style:font-size-complex="12pt"/>
    </style:style>
    <style:style style:name="P29" style:family="paragraph" style:parent-style-name="Standard" style:list-style-name="L10">
      <style:text-properties style:font-name="Times New Roman" fo:font-size="12pt" officeooo:paragraph-rsid="00a76961" style:font-size-asian="12pt" style:font-size-complex="12pt"/>
    </style:style>
    <style:style style:name="P30" style:family="paragraph" style:parent-style-name="Standard" style:list-style-name="L10">
      <style:paragraph-properties fo:text-align="end" style:justify-single-word="false"/>
      <style:text-properties style:font-name="Times New Roman" fo:font-size="12pt" officeooo:rsid="00b9cb3a" officeooo:paragraph-rsid="00b9cb3a" style:font-size-asian="12pt" style:font-size-complex="12pt"/>
    </style:style>
    <style:style style:name="P31" style:family="paragraph" style:parent-style-name="Standard" style:list-style-name="L5">
      <style:text-properties style:font-name="Times New Roman" fo:font-size="12pt" fo:font-style="italic" officeooo:paragraph-rsid="00a5362c" style:font-size-asian="12pt" style:font-style-asian="italic" style:font-size-complex="12pt" style:font-style-complex="italic"/>
    </style:style>
    <style:style style:name="P32" style:family="paragraph" style:parent-style-name="Standard" style:list-style-name="L6">
      <style:text-properties style:font-name="Times New Roman" fo:font-size="12pt" fo:font-style="italic" officeooo:paragraph-rsid="00a5362c" style:font-size-asian="12pt" style:font-style-asian="italic" style:font-size-complex="12pt" style:font-style-complex="italic"/>
    </style:style>
    <style:style style:name="P33" style:family="paragraph" style:parent-style-name="Standard" style:list-style-name="L7">
      <style:text-properties style:font-name="Times New Roman" fo:font-size="12pt" fo:font-style="italic" officeooo:paragraph-rsid="00a5362c" style:font-size-asian="12pt" style:font-style-asian="italic" style:font-size-complex="12pt" style:font-style-complex="italic"/>
    </style:style>
    <style:style style:name="P34" style:family="paragraph" style:parent-style-name="Standard" style:list-style-name="L8">
      <style:text-properties style:font-name="Times New Roman" fo:font-size="12pt" fo:font-style="italic" officeooo:paragraph-rsid="00a5362c" style:font-size-asian="12pt" style:font-style-asian="italic" style:font-size-complex="12pt" style:font-style-complex="italic"/>
    </style:style>
    <style:style style:name="P35" style:family="paragraph" style:parent-style-name="Standard" style:list-style-name="L9">
      <style:text-properties officeooo:paragraph-rsid="00a5362c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officeooo:paragraph-rsid="00bece8d"/>
    </style:style>
    <style:style style:name="P37" style:family="paragraph" style:parent-style-name="Table_20_Contents" style:list-style-name="L11">
      <style:paragraph-properties fo:text-align="end" style:justify-single-word="false"/>
      <style:text-properties officeooo:paragraph-rsid="00bece8d"/>
    </style:style>
    <style:style style:name="P38" style:family="paragraph" style:parent-style-name="Text_20_body" style:list-style-name="L1">
      <style:text-properties officeooo:paragraph-rsid="00a5362c"/>
    </style:style>
    <style:style style:name="P39" style:family="paragraph" style:parent-style-name="Text_20_body" style:list-style-name="L1">
      <style:text-properties style:font-name="Times New Roman" fo:font-size="12pt" fo:font-weight="normal" officeooo:rsid="00a5362c" officeooo:paragraph-rsid="00a5362c" style:font-size-asian="12pt" style:font-weight-asian="normal" style:font-size-complex="12pt" style:font-weight-complex="normal"/>
    </style:style>
    <style:style style:name="P40" style:family="paragraph" style:parent-style-name="Text_20_body" style:list-style-name="L2">
      <style:text-properties style:font-name="Times New Roman" fo:font-size="12pt" fo:font-style="normal" officeooo:paragraph-rsid="00a70eef" style:font-name-asian="Arial Unicode MS" style:font-size-asian="12pt" style:font-name-complex="Arial Unicode MS" style:font-size-complex="12pt"/>
    </style:style>
    <style:style style:name="P41" style:family="paragraph" style:parent-style-name="Text_20_body" style:list-style-name="L2">
      <style:paragraph-properties fo:text-align="end" style:justify-single-word="false"/>
      <style:text-properties style:font-name="Times New Roman" fo:font-size="12pt" fo:font-style="normal" officeooo:rsid="00b2d8fb" officeooo:paragraph-rsid="00b2d8fb" style:font-name-asian="Arial Unicode MS" style:font-size-asian="12pt" style:font-name-complex="Arial Unicode MS" style:font-size-complex="12pt"/>
    </style:style>
    <style:style style:name="P42" style:family="paragraph" style:parent-style-name="Text_20_body" style:list-style-name="L11">
      <style:text-properties style:font-name="Times New Roman" fo:font-size="12pt" officeooo:paragraph-rsid="00a70eef" style:font-size-asian="12pt" style:font-size-complex="12pt"/>
    </style:style>
    <style:style style:name="P43" style:family="paragraph" style:parent-style-name="Text_20_body" style:list-style-name="L11">
      <style:paragraph-properties fo:break-before="page"/>
      <style:text-properties style:font-name="Times New Roman" fo:font-size="12pt" officeooo:paragraph-rsid="00a70eef" style:font-size-asian="12pt" style:font-size-complex="12pt"/>
    </style:style>
    <style:style style:name="P44" style:family="paragraph" style:parent-style-name="Text_20_body" style:list-style-name="L11">
      <style:text-properties style:font-name="Times New Roman" fo:font-size="12pt" officeooo:paragraph-rsid="00a76961" style:font-size-asian="12pt" style:font-size-complex="12pt"/>
    </style:style>
    <style:style style:name="P45" style:family="paragraph" style:parent-style-name="Text_20_body" style:list-style-name="L11">
      <style:paragraph-properties fo:text-align="end" style:justify-single-word="false"/>
      <style:text-properties style:font-name="Times New Roman" fo:font-size="12pt" officeooo:rsid="00bb9b92" officeooo:paragraph-rsid="00bb9b92" style:font-size-asian="12pt" style:font-size-complex="12pt"/>
    </style:style>
    <style:style style:name="P46" style:family="paragraph" style:parent-style-name="Text_20_body" style:list-style-name="L11">
      <style:text-properties style:font-name="Times New Roman" fo:font-size="12pt" officeooo:rsid="00778196" officeooo:paragraph-rsid="00a76961" style:font-size-asian="12pt" style:font-size-complex="12pt"/>
    </style:style>
    <style:style style:name="P47" style:family="paragraph" style:parent-style-name="Text_20_body" style:list-style-name="L11">
      <style:paragraph-properties fo:text-align="end" style:justify-single-word="false"/>
      <style:text-properties style:font-name="Times New Roman" fo:font-size="12pt" officeooo:rsid="00bd39b5" officeooo:paragraph-rsid="00bd39b5" style:font-size-asian="12pt" style:font-size-complex="12pt"/>
    </style:style>
    <style:style style:name="P48" style:family="paragraph" style:parent-style-name="Text_20_body" style:list-style-name="L11">
      <style:paragraph-properties fo:text-align="end" style:justify-single-word="false"/>
      <style:text-properties style:font-name="Times New Roman" fo:font-size="12pt" officeooo:rsid="00bece8d" officeooo:paragraph-rsid="00bece8d" style:font-size-asian="12pt" style:font-size-complex="12pt"/>
    </style:style>
    <style:style style:name="P49" style:family="paragraph" style:parent-style-name="Text_20_body" style:list-style-name="">
      <style:paragraph-properties fo:text-align="start" style:justify-single-word="false">
        <style:tab-stops>
          <style:tab-stop style:position="1.752cm"/>
        </style:tab-stops>
      </style:paragraph-properties>
      <style:text-properties style:font-name="Times New Roman" fo:font-size="12pt" officeooo:paragraph-rsid="00a70eef" style:font-size-asian="12pt" style:font-size-complex="12pt"/>
    </style:style>
    <style:style style:name="P50" style:family="paragraph" style:parent-style-name="Text_20_body" style:list-style-name="L11">
      <style:paragraph-properties fo:text-align="end" style:justify-single-word="false"/>
      <style:text-properties style:font-name="Times New Roman" fo:font-size="12pt" officeooo:paragraph-rsid="00a70eef" style:font-size-asian="12pt" style:font-size-complex="12pt"/>
    </style:style>
    <style:style style:name="P51" style:family="paragraph" style:parent-style-name="Text_20_body" style:list-style-name="L11">
      <style:text-properties style:font-name="Times New Roman" fo:font-size="12pt" officeooo:paragraph-rsid="00a70eef" style:font-name-asian="Times New Roman" style:font-size-asian="12pt" style:font-name-complex="Times New Roman" style:font-size-complex="12pt"/>
    </style:style>
    <style:style style:name="P52" style:family="paragraph" style:parent-style-name="Text_20_body" style:list-style-name="L11">
      <style:paragraph-properties fo:text-align="end" style:justify-single-word="false"/>
      <style:text-properties style:font-name="Times New Roman" fo:font-size="12pt" officeooo:rsid="00b9cb3a" officeooo:paragraph-rsid="00b9cb3a" style:font-name-asian="Times New Roman" style:font-size-asian="12pt" style:font-name-complex="Times New Roman" style:font-size-complex="12pt"/>
    </style:style>
    <style:style style:name="P53" style:family="paragraph" style:parent-style-name="Text_20_body" style:list-style-name="L11">
      <style:paragraph-properties fo:text-align="end" style:justify-single-word="false"/>
      <style:text-properties style:font-name="Times New Roman" fo:font-size="12pt" officeooo:rsid="00bb9b92" officeooo:paragraph-rsid="00bb9b92" style:font-name-asian="Times New Roman" style:font-size-asian="12pt" style:font-name-complex="Times New Roman" style:font-size-complex="12pt"/>
    </style:style>
    <style:style style:name="P54" style:family="paragraph" style:parent-style-name="Text_20_body" style:list-style-name="L11">
      <style:paragraph-properties fo:text-align="end" style:justify-single-word="false"/>
      <style:text-properties style:font-name="Times New Roman" fo:font-size="12pt" officeooo:rsid="00b9fda7" officeooo:paragraph-rsid="00b9fda7" style:font-name-asian="Times New Roman" style:font-size-asian="12pt" style:font-name-complex="Times New Roman" style:font-size-complex="12pt"/>
    </style:style>
    <style:style style:name="P55" style:family="paragraph" style:parent-style-name="Text_20_body" style:list-style-name="L11">
      <style:paragraph-properties fo:text-align="end" style:justify-single-word="false"/>
      <style:text-properties style:font-name="Times New Roman" fo:font-size="12pt" officeooo:rsid="00bd39b5" officeooo:paragraph-rsid="00bd39b5" style:font-name-asian="Times New Roman" style:font-size-asian="12pt" style:font-name-complex="Times New Roman" style:font-size-complex="12pt"/>
    </style:style>
    <style:style style:name="P56" style:family="paragraph" style:parent-style-name="Text_20_body" style:list-style-name="L2">
      <style:text-properties officeooo:paragraph-rsid="00a70eef"/>
    </style:style>
    <style:style style:name="T1" style:family="text">
      <style:text-properties officeooo:rsid="008316b5"/>
    </style:style>
    <style:style style:name="T2" style:family="text">
      <style:text-properties style:font-name="Trebuchet MS1" fo:font-size="8pt" officeooo:rsid="00ae61ef" style:font-size-asian="10.5pt" style:font-size-complex="11pt"/>
    </style:style>
    <style:style style:name="T3" style:family="text">
      <style:text-properties fo:color="#ffffff" loext:opacity="100%" style:font-name="Trebuchet MS1" fo:font-size="16.1000003814697pt" fo:font-weight="bold" officeooo:rsid="00694cfd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4" style:family="text">
      <style:text-properties fo:color="#ffffff" loext:opacity="100%" style:font-name="Century Schoolbook L" fo:font-size="14pt" fo:font-weight="bold" officeooo:rsid="00694cfd" style:font-name-asian="Arial Unicode MS" style:font-size-asian="14pt" style:font-weight-asian="bold" style:font-name-complex="Arial Unicode MS" style:font-size-complex="14pt" style:font-weight-complex="bold"/>
    </style:style>
    <style:style style:name="T5" style:family="text">
      <style:text-properties fo:color="#ffffff" loext:opacity="100%" style:font-name="Century Schoolbook L" fo:font-size="14pt" fo:font-weight="bold" officeooo:rsid="001942b1" style:font-name-asian="Arial Unicode MS" style:font-size-asian="14pt" style:font-weight-asian="bold" style:font-name-complex="Arial Unicode MS" style:font-size-complex="14pt" style:font-weight-complex="bold"/>
    </style:style>
    <style:style style:name="T6" style:family="text">
      <style:text-properties fo:color="#ffffff" loext:opacity="100%" style:font-name="Century Schoolbook L" fo:font-size="14pt" fo:font-weight="bold" officeooo:rsid="00a70eef" style:font-name-asian="Arial Unicode MS" style:font-size-asian="14pt" style:font-weight-asian="bold" style:font-name-complex="Arial Unicode MS" style:font-size-complex="14pt" style:font-weight-complex="bold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12pt" officeooo:rsid="00ae61ef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8b790" style:font-size-asian="12pt" style:font-weight-asian="normal" style:font-size-complex="12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8b790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a5362c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1942b1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officeooo:rsid="0018b790" style:font-size-asian="12pt" style:font-size-complex="12pt"/>
    </style:style>
    <style:style style:name="T19" style:family="text">
      <style:text-properties style:font-name="Times New Roman" fo:font-size="12pt" fo:font-style="normal" style:font-name-asian="Arial Unicode MS" style:font-size-asian="12pt" style:font-name-complex="Arial Unicode MS" style:font-size-complex="12pt"/>
    </style:style>
    <style:style style:name="T20" style:family="text">
      <style:text-properties style:font-name="Times New Roman" fo:font-size="12pt" fo:font-style="normal" officeooo:rsid="00ab48c6" fo:background-color="transparent" loext:char-shading-value="0" style:font-name-asian="Arial Unicode MS" style:font-size-asian="12pt" style:font-name-complex="Arial Unicode MS" style:font-size-complex="12pt"/>
    </style:style>
    <style:style style:name="T21" style:family="text">
      <style:text-properties style:font-style-asian="italic" style:font-style-complex="italic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officeooo:rsid="00ab48c6"/>
    </style:style>
    <style:style style:name="T24" style:family="text">
      <style:text-properties officeooo:rsid="00ac46b7"/>
    </style:style>
    <style:style style:name="T25" style:family="text">
      <style:text-properties fo:font-style="normal" officeooo:rsid="00b8d544" style:font-style-asian="normal" style:font-style-complex="normal"/>
    </style:style>
    <style:style style:name="T26" style:family="text">
      <style:text-properties style:font-style-asian="normal" style:font-style-complex="normal"/>
    </style:style>
    <style:style style:name="T27" style:family="text">
      <style:text-properties officeooo:rsid="00b5c6b3"/>
    </style:style>
    <style:style style:name="T28" style:family="text">
      <style:text-properties officeooo:rsid="00b8d544"/>
    </style:style>
    <style:style style:name="T29" style:family="text">
      <style:text-properties style:text-line-through-style="none" style:text-line-through-type="none"/>
    </style:style>
    <style:style style:name="T30" style:family="text">
      <style:text-properties officeooo:rsid="00bece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28cm" fo:text-indent="-0.635cm" fo:margin-left="1.22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4">T</text:span><text:span text:style-name="T5">P n°2</text:span><text:span text:style-name="T4"> – Gestion des utilisateurs </text:span><text:span text:style-name="T6">et des droits</text:span><text:span text:style-name="T3"><text:line-break/></text:span><text:span text:style-name="T7">Administration Système – </text:span><text:span text:style-name="T8">ESIEE -</text:span><text:span text:style-name="T7"> INFO1</text:span></text:h>
      <text:p text:style-name="P3"/>
      <text:p text:style-name="P4"><text:span text:style-name="T9">Objectif : </text:span><text:span text:style-name="T10">Mettre à disposition un environnement </text:span><text:span text:style-name="T11">en ligne de commande </text:span><text:span text:style-name="T10">à des utilisateurs, gérer les accès aux fichiers, l'environnement de travail, gérer les groupes.</text:span></text:p>
      <text:p text:style-name="P8"/>
      <text:p text:style-name="P5"><text:span text:style-name="T9">TP à rendre :</text:span><text:span text:style-name="T10"> Répondre directement aux questions dans ce fichier et le déposer en fin de séance sur la plateforme elearning.</text:span></text:p>
      <text:p text:style-name="P17"/>
      <text:h text:style-name="Heading_20_2" text:outline-level="2">Pré-requis</text:h>
      <text:list text:style-name="L1">
        <text:list-item>
          <text:p text:style-name="P38"><text:span text:style-name="T14">Avant de commencer, vous devez disposer d'un</text:span><text:span text:style-name="T15">e machine</text:span><text:span text:style-name="T14"> </text:span><text:span text:style-name="T15">Debian</text:span><text:span text:style-name="T14"> virtualisé</text:span><text:span text:style-name="T15">e</text:span><text:span text:style-name="T14"> </text:span><text:span text:style-name="T16">(voir TP n°1)</text:span><text:span text:style-name="T14">. </text:span><text:span text:style-name="T15">Si vous n’en avez pas, je peux vous en fournir une toute prête.</text:span></text:p>
        </text:list-item>
        <text:list-item>
          <text:p text:style-name="P39">Attention, je vous déconseille de réaliser ce TP sur votre machine de travail, nous allons travailler le plus souvent en tant que root et toucher à des fichiers sensibles.</text:p>
        </text:list-item>
        <text:list-item>
          <text:p text:style-name="P39">Prendre un instantané de la machine virtuelle (snapshot) avant de commencer le TP</text:p>
        </text:list-item>
      </text:list>
      <text:h text:style-name="Heading_20_2" text:outline-level="2">Utilisation du manuel</text:h>
      <text:p text:style-name="P14"><text:span text:style-name="T21"><text:line-break/>Commande à utiliser pour tout l'exercice :</text:span> man </text:p>
      <text:list text:style-name="L2">
        <text:list-item>
          <text:p text:style-name="P40">A quoi sert la commande wc ?</text:p>
          <text:p text:style-name="P41">Permet d’afficher le nombre de lignes, mots, octets d’un fichier.</text:p>
        </text:list-item>
        <text:list-item>
          <text:p text:style-name="P40">Que fait la commande « ls | wc -w »</text:p>
          <text:p text:style-name="P41">Permet d’afficher le nombre de mots d’un fichier.</text:p>
        </text:list-item>
        <text:list-item>
          <text:p text:style-name="P40">A quoi sert le « | » ?</text:p>
          <text:p text:style-name="P41">Le Pipe sert à utiliser le flux sortant d’une commande en flux entrant pour une autre commande.</text:p>
        </text:list-item>
        <text:list-item>
          <text:p text:style-name="P40">A quoi sert la commande « who » ?</text:p>
          <text:p text:style-name="P41">Permet d'afficher les utilisateurs connectés à la machine.</text:p>
        </text:list-item>
        <text:list-item>
          <text:p text:style-name="P56"><text:span text:style-name="T19">Affichez le nombre de personnes actuellement connectées </text:span><text:span text:style-name="T20">à votre machine</text:span><text:span text:style-name="T19"> ?</text:span></text:p>
          <text:p text:style-name="P41">Deux utilisateurs sont connectés sur la machine, baptiste(moi) et tty7</text:p>
        </text:list-item>
        <text:list-item>
          <text:p text:style-name="P40">Affichez le nombre de ligne du fichier « /etc/passwd ».</text:p>
          <text:p text:style-name="P41">Il y a 35 lignes dans le fichier, commande utilisé wc -l /etc/<text:span text:style-name="T26">passwd</text:span></text:p>
        </text:list-item>
        <text:list-item>
          <text:p text:style-name="P40">Listez en version longue tous les éléments présents dans le répertoire « /bin » de votre <text:span text:style-name="T24">machine</text:span> par ordre inverse de dernière modification.</text:p>
          <text:p text:style-name="P41">Utilisation de la commande ls -lt –reverse /bin/</text:p>
        </text:list-item>
      </text:list>
      <text:h text:style-name="P20" text:outline-level="2">Révision des commandes de base</text:h>
      <text:p text:style-name="P18"><text:a xlink:type="simple" xlink:href="http://www.linux-kheops.com/doc/cours/jgourdin/comptes-utilisateurs.html" text:style-name="Internet_20_link" text:visited-style-name="Visited_20_Internet_20_Link"/></text:p>
      <text:list text:style-name="L3">
        <text:list-item>
          <text:p text:style-name="P21">Démarrer la machine virtuelle, et se connecter avec votre utilisateur habituel.</text:p>
        </text:list-item>
        <text:list-item>
          <text:p text:style-name="P21"><text:soft-page-break/>Créer un compte utilisateur « toto » (mot de passe : « toto »). De nombreuses commandes nécessiteront les droits super-utilisateur.</text:p>
        </text:list-item>
        <text:list-item>
          <text:p text:style-name="P21">Vérifier que cet utilisateur est créé.</text:p>
        </text:list-item>
        <text:list-item>
          <text:p text:style-name="P21">Changer le mot de passe, mettre « t<text:span text:style-name="T23">o</text:span>t<text:span text:style-name="T23">o2000</text:span> ».</text:p>
        </text:list-item>
        <text:list-item>
          <text:p text:style-name="P22">De manière similaire créer un autre utilisateur « titi »</text:p>
        </text:list-item>
        <text:list-item>
          <text:p text:style-name="P21">En appuyant sur Ctrl-Droit + F2 (même chose avec F3 jusqu'à F6, le F7 étant réservé à l'interface graphique s'il y en a une) vous pouvez accéder à la console « tty2 » (les numéros vont de tty1 jusqu'à tty6).</text:p>
          <text:p text:style-name="P21"><text:span text:style-name="T12">Remarque :</text:span> Sur un OS qui n'est pas virtuel la combinaison de touche est Ctrl+Alt+F2.</text:p>
        </text:list-item>
        <text:list-item>
          <text:p text:style-name="P21">Se connecter en tant que toto et titi sur d'autres consoles.</text:p>
        </text:list-item>
        <text:list-item>
          <text:p text:style-name="P21">Vérifier les connexions des utilisateurs avec la commande « finger » et « who ». </text:p>
        </text:list-item>
        <text:list-item>
          <text:p text:style-name="P21">Créer un groupe « lestotos ».</text:p>
        </text:list-item>
        <text:list-item>
          <text:p text:style-name="P21">Vérifier que ce groupe est bien créé.</text:p>
        </text:list-item>
        <text:list-item>
          <text:p text:style-name="P21">Mettre toto dans ce groupe.</text:p>
        </text:list-item>
        <text:list-item>
          <text:p text:style-name="P21">Vérifier que toto est bien dans ce groupe.</text:p>
        </text:list-item>
        <text:list-item>
          <text:p text:style-name="P21">Essayer d'accéder au dossier « home » de toto. Si cela ne marche pas, trouver la ligne de commande à taper pour que cet utilisateur ait un répertoire personnel.</text:p>
        </text:list-item>
        <text:list-item>
          <text:p text:style-name="P21">Supprimer le groupe.</text:p>
        </text:list-item>
        <text:list-item>
          <text:p text:style-name="P21">Supprimer l'utilisateur.</text:p>
        </text:list-item>
        <text:list-item>
          <text:p text:style-name="P21">Vérifier ces suppressions</text:p>
        </text:list-item>
      </text:list>
      <text:p text:style-name="P18"/>
      <text:h text:style-name="Heading_20_2" text:outline-level="2">Authentification</text:h>
      <text:p text:style-name="P18"/>
      <text:p text:style-name="P6">Lorsqu'un utilisateur se connecte, tout est géré par le programme login. Dans le réglage de base le programme login lit le fichier /etc/passwd et <text:s/>diverses informations concernant l'utilisateur seront ainsi récupérées : son nom, son dossier home, son « shell » de connexion. Consulter le complément ci-dessous pour répondre aux questions :</text:p>
      <text:p text:style-name="P7"/>
      <text:list text:style-name="L4">
        <text:list-item>
          <text:p text:style-name="P23">Créer un utilisateur nommé « uti » avec la commande « adduser ». Remarque : la commande « adduser » est une version améliorée de la commande « useradd ».</text:p>
        </text:list-item>
        <text:list-item>
          <text:p text:style-name="P23">Ouvrir une session sur le serveur en tant que « uti » avec la commande « su uti ».</text:p>
        </text:list-item>
        <text:list-item>
          <text:p text:style-name="P23">Affichez le contenu de /etc/passwd (avec le programme « more » ou « less » ).</text:p>
        </text:list-item>
        <text:list-item>
          <text:p text:style-name="P23">Quel est l’UID de root ? Quel est son shell de connexion ?</text:p>
          <text:p text:style-name="P24">L’UID de root est 0 et son shell est dans /bin/bash</text:p>
        </text:list-item>
        <text:list-item>
          <text:p text:style-name="P23">Pourquoi certains utilisateurs ont un shell à false ?</text:p>
          <text:p text:style-name="P25">Les utilisateurs qui ont un shell à false ne peuvent pas avoir accès a un shell, cela permet d’avoir plus de sécurité dans un système.</text:p>
        </text:list-item>
        <text:list-item>
          <text:p text:style-name="P23">Qui l'utilisateur possédant l'UID 1000 ?</text:p>
          <text:p text:style-name="P25">L’utilisateur avec l’UID de 1000 est moi même baptiste.</text:p>
        </text:list-item>
        <text:list-item>
          <text:p text:style-name="P23">Affichez le contenu de /etc/group</text:p>
        </text:list-item>
        <text:list-item>
          <text:p text:style-name="P23">Quel groupe porte le numéro 1000 ?</text:p>
          <text:p text:style-name="P25">le groupe baptiste est celui avec le numério 1000</text:p>
        </text:list-item>
        <text:list-item>
          <text:p text:style-name="P23">Affichez le contenu de /etc/shadow</text:p>
        </text:list-item>
        <text:list-item>
          <text:p text:style-name="P23">Pourquoi uti ne peut-il pas visualiser le contenu de ce fichier ?</text:p>
          <text:p text:style-name="P25">Par défaut les utilisateurs que je créer n’ont pas accès au fichier shadow qui est sensibles.</text:p>
        </text:list-item>
        <text:list-item>
          <text:p text:style-name="P23">Faites en sorte de pouvoir visualiser le fichier /etc/shadow (avec sudo par exemple).</text:p>
        </text:list-item>
        <text:list-item>
          <text:p text:style-name="P23">Que contient il ? Quel est le mot de passe du root ?</text:p>
          <text:p text:style-name="P25">Il contient des utilisateurs avec des codes, après une recherche internet ces codes <text:span text:style-name="T27">sont</text:span> <text:span text:style-name="T27">les </text:span>mots de passe des utilisateurs <text:span text:style-name="T27">mais cryptées.</text:span></text:p>
        </text:list-item>
      </text:list>
      <text:p text:style-name="P12"/>
      <text:p text:style-name="P12"><text:soft-page-break/></text:p>
      <text:p text:style-name="P13">Complément :</text:p>
      <text:list text:style-name="L5">
        <text:list-item>
          <text:p text:style-name="P31">Structure de /etc/passwd :</text:p>
        </text:list-item>
      </text:list>
      <text:p text:style-name="P12">Ce fichier comprend 7 champs, séparés par le symbole « : » </text:p>
      <text:list text:style-name="L6">
        <text:list-item>
          <text:p text:style-name="P32">nom de connexion</text:p>
        </text:list-item>
        <text:list-item>
          <text:p text:style-name="P32">ancienne place du mot de passe crypté </text:p>
        </text:list-item>
        <text:list-item>
          <text:p text:style-name="P32">numéro d'utilisateur uid, sa valeur est le véritable identifiant pour le système Linux; l'uid de root est 0, le système attribut conventionnellement un uid à partir de 500 aux comptes créés. </text:p>
        </text:list-item>
        <text:list-item>
          <text:p text:style-name="P32">numéro de groupe gid, dans lequel se trouve l'utilisateur par défaut; le gid de root est 0, des groupes d'utilisateurs au delà de 500 </text:p>
        </text:list-item>
        <text:list-item>
          <text:p text:style-name="P32">nom complet, il peut être suivi d'une liste de renseignements personnels </text:p>
        </text:list-item>
        <text:list-item>
          <text:p text:style-name="P32">répertoire personnel (c'est également le répertoire de connexion) </text:p>
        </text:list-item>
        <text:list-item>
          <text:p text:style-name="P32">shell, interpréteur de commandes (par défaut /bin/sh) </text:p>
        </text:list-item>
      </text:list>
      <text:p text:style-name="P12"/>
      <text:list text:style-name="L7">
        <text:list-item>
          <text:p text:style-name="P33">Structure de /etc/group :</text:p>
        </text:list-item>
      </text:list>
      <text:p text:style-name="P12">Ce fichier comprend 4 champs, séparés par le symbole : </text:p>
      <text:list text:style-name="L8">
        <text:list-item>
          <text:p text:style-name="P34">nom du groupe</text:p>
        </text:list-item>
        <text:list-item>
          <text:p text:style-name="P34"><text:s/>x pour remplacer un mot de passe non attribué maintenant </text:p>
        </text:list-item>
        <text:list-item>
          <text:p text:style-name="P34">numéro de groupe, c'est-à-dire l'identifiant gid </text:p>
        </text:list-item>
        <text:list-item>
          <text:p text:style-name="P34">la liste des membres du groupe </text:p>
        </text:list-item>
      </text:list>
      <text:p text:style-name="P16"/>
      <text:h text:style-name="Heading_20_2" text:outline-level="2">Personnalisation de l'environnement :</text:h>
      <text:p text:style-name="P18"/>
      <text:p text:style-name="P9">Après lecture du fichier « /etc/passwd », le programme « login » configure l'environnement de l'utilisateur. Ainsi, le contenu du <text:span text:style-name="T13">répertoire</text:span> « /etc/profile.<text:span text:style-name="T13">d</text:span> » sera exécuté (réglages génériques pour tous les utilisateurs). Selon le shell de connexion, d'autres scripts seront utilisés <text:span text:style-name="T13">notamment le fichier</text:span> « ~/.bashrc » p<text:span text:style-name="T13">our bash.</text:span></text:p>
      <text:p text:style-name="P10"/>
      <text:list text:style-name="L9">
        <text:list-item>
          <text:p text:style-name="P35"><text:span text:style-name="T17">Interprétez le contenu de ces </text:span><text:span text:style-name="T18">2</text:span><text:span text:style-name="T17"> fichiers sur votre machine (« /etc/profile » </text:span><text:span text:style-name="T18">et </text:span><text:span text:style-name="T17">« ~/.bashrc ») ainsi que du fichier « ~/.bash_history ». Attention, les fichiers commençant par un « . » sont cachés il faut utiliser « ls -a » pour voir s'ils existent.</text:span></text:p>
        </text:list-item>
        <text:list-item>
          <text:p text:style-name="P26">Connectez-vous en tant que « uti ».</text:p>
        </text:list-item>
        <text:list-item>
          <text:p text:style-name="P26">Comment faire pour que « lsl » soit une commande équivalente à « ls -l » pour « uti »?</text:p>
          <text:p text:style-name="P27">Il faut faire un Alias <text:span text:style-name="T28">dans le fichier .bashrc de uti.</text:span></text:p>
          <text:p text:style-name="P28">Commande : alias lsl=’ls -l’</text:p>
        </text:list-item>
        <text:list-item>
          <text:p text:style-name="P26"><text:s/>... et pour tous les utilisateurs ?</text:p>
          <text:p text:style-name="P27">Il faut que je fasse <text:span text:style-name="T28">le même </text:span>alias <text:span text:style-name="T28">mais dans le fichier </text:span><text:span text:style-name="T25">/etc/bash.bashrc</text:span></text:p>
        </text:list-item>
      </text:list>
      <text:p text:style-name="P10"/>
      <text:p text:style-name="P9">Dans le répertoire « /etc/skel », vous trouverez le squelette de tous les nouveaux comptes (le profil par défaut). </text:p>
      <text:p text:style-name="P10"/>
      <text:list text:style-name="L10">
        <text:list-item>
          <text:p text:style-name="P29">Quel est le contenu de ce répertoire ?</text:p>
          <text:p text:style-name="P30">Ce répertoire permet de recopier des fichiers pour des nouveaux utilisateurs.</text:p>
        </text:list-item>
        <text:list-item>
          <text:p text:style-name="P29">Modifier le contenu de « /etc/skel » comme vous venez de le faire pour que tous les nouveaux utilisateurs disposent de la commande « lsl ». </text:p>
        </text:list-item>
        <text:list-item>
          <text:p text:style-name="P29">Créez un nouvel utilisateur « toto ». Se connecter avec cet utilisateur, et vérifiez ses réglages.</text:p>
        </text:list-item>
      </text:list>
      <text:p text:style-name="P10"/>
      <text:p text:style-name="P10"/>
      <text:h text:style-name="Heading_20_2" text:outline-level="2"><text:soft-page-break/>Gestion des droits</text:h>
      <text:p text:style-name="P11">Pour tout cet exercice, ne pas utiliser « sudo » sauf lorsque que le mode super-utilisateur est requis.</text:p>
      <text:p text:style-name="P11"><text:span text:style-name="T12">Commandes utilisables :</text:span> vim, ls, su, sudo, chmod, chgrp, chown</text:p>
      <text:list xml:id="list3899480593" text:style-name="L11">
        <text:list-item>
          <text:p text:style-name="P42">Créez un fichier « script.sh » dans votre dossier ~ contenant uniquement l'instruction «echo <text:span text:style-name="T22">Bonjour».</text:span></text:p>
        </text:list-item>
        <text:list-item>
          <text:p text:style-name="P51">Quels sont les droits du fichier « script.sh » ? Qui peut faire quoi?</text:p>
          <text:p text:style-name="P52">Les droits du fichiers sont <text:span text:style-name="T29">-rw-r--r--</text:span></text:p>
        </text:list-item>
        <text:list-item>
          <text:p text:style-name="P51">Ajoutez les droits d'exécution sur ce fichier.</text:p>
          <text:p text:style-name="P53">Commande utilisé :chmod u+x script.sh</text:p>
        </text:list-item>
        <text:list-item>
          <text:p text:style-name="P51">Lancez la commande « ./script.sh ». Que se passe-t'il ?</text:p>
          <text:p text:style-name="P54">Le programme retourne Bonjour dans la console</text:p>
        </text:list-item>
        <text:list-item>
          <text:p text:style-name="P51">Copiez le fichier « script.sh » vers « script2.sh ».</text:p>
        </text:list-item>
      </text:list>
      <text:p text:style-name="P15">Fait</text:p>
      <text:list xml:id="list214125713900714" text:continue-numbering="true" text:style-name="L11">
        <text:list-item>
          <text:p text:style-name="P51">Donner uniquement les droits « rwx » au propriétaire de « script2.sh ».</text:p>
          <text:p text:style-name="P53">Commande utilisée :chmod o-r script2.sh</text:p>
        </text:list-item>
        <text:list-item>
          <text:p text:style-name="P42">Créez un utilisateur « uti5 ».</text:p>
          <text:p text:style-name="P45">Fait</text:p>
        </text:list-item>
        <text:list-item>
          <text:p text:style-name="P51">Changez le propriétaire et le groupe du fichier « script2.sh » pour « uti5 » (en mode super-utilisateur).</text:p>
          <text:p text:style-name="P53">Commande utilisée :sudo chown uti5 script2.sh</text:p>
        </text:list-item>
        <text:list-item>
          <text:p text:style-name="P51">Essayer d'exécuter le « script2.sh », que se passe-t'il en mode normal ? En mode super-utilisateur ?</text:p>
          <text:p text:style-name="P55">Avec l’utilisateur baptiste (moi) je n’ai pas les droits.</text:p>
          <text:p text:style-name="P55">Avec le super user je peux exécuter le programme.</text:p>
        </text:list-item>
        <text:list-item>
          <text:p text:style-name="P42">Quels sont les droits du dossier « /home/uti5 » ?</text:p>
          <text:p text:style-name="P47">Commande : ls -ld uti5/</text:p>
          <text:p text:style-name="P47">Voici mes droits : drwx------ 2 uti5 uti5 4096 10 oct. <text:s/>19:26 uti5/</text:p>
        </text:list-item>
        <text:list-item>
          <text:p text:style-name="P42">Sans changer d'utilisateur, essayez de copier le fichier « script.sh » vers le dossier de l'utilisateur « uti5 ». Que se passe-t-il ?</text:p>
          <text:p text:style-name="P47">Je n’ai pas les droits pour faire cette commande, je ne suis pas dans les sudo user.</text:p>
        </text:list-item>
        <text:list-item>
          <text:p text:style-name="P42">Connectez-vous sur le compte de « uti5 », puis copiez le fichier « script.sh » dans votre dossier /home/uti5 ? Que se passe-t'il ?. </text:p>
          <text:p text:style-name="P47">Je n’ai pas les droits, je ne suis pas dans les sudoers.</text:p>
        </text:list-item>
        <text:list-item>
          <text:p text:style-name="P42">Retournez sur votre compte principal, et essayez de supprimer le fichier « script.sh » du dossier « /home/uti5 ». Que se passe-t-il ?</text:p>
          <text:p text:style-name="P47">Je n’ai pas les droits pour copier le fichier donc je ne peux pas faire cette question.</text:p>
        </text:list-item>
      </text:list>
      <text:p text:style-name="P49"/>
      <text:list xml:id="list214125049562496" text:continue-numbering="true" text:style-name="L11">
        <text:list-item>
          <text:p text:style-name="P43">Créez un groupe « utilisateurs ».</text:p>
          <text:p text:style-name="P48">Fait</text:p>
        </text:list-item>
        <text:list-item>
          <text:p text:style-name="P42">Ajoutez votre utilisateur principal et « uti5 » dans ce groupe.</text:p>
          <text:p text:style-name="P37">sudo usermod -aG utilisateurs baptiste</text:p>
          <text:p text:style-name="P37">sudo usermod -aG utilisateurs <text:span text:style-name="T30">uti5</text:span></text:p>
        </text:list-item>
        <text:list-item>
          <text:p text:style-name="P42">Changer le groupe du dossier « /home/uti5 » pour « utilisateurs ».</text:p>
          <text:p text:style-name="P50">chown :utilisateurs uti5/</text:p>
        </text:list-item>
        <text:list-item>
          <text:p text:style-name="P44">Donnez les droits d'écriture au groupe sur le dossier « /home/uti5 ».</text:p>
          <text:p text:style-name="P48">Depuis su : sudo chmod g+w uti5/</text:p>
        </text:list-item>
        <text:list-item>
          <text:p text:style-name="P46">Supprimez le fichier «/home/uti5/script.sh ». Que se passe-t-il ?</text:p>
          <text:p text:style-name="P48">Je n’ai pas les droits d’accès au dossie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entury Schoolbook L" svg:font-family="'Century Schoolbook L'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adornments="Normal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3" svg:font-family="'Trebuchet MS'" style:font-adornments="Norm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rebuchet MS" fo:font-size="11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rebuchet MS" fo:font-size="11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.498cm" fo:margin-right="0cm" fo:text-align="start" style:justify-single-word="false" fo:text-indent="-0.635cm" style:auto-text-indent="false" style:page-number="auto">
        <style:tab-stops>
          <style:tab-stop style:position="1.752cm"/>
        </style:tab-stops>
      </style:paragraph-properties>
      <style:text-properties style:font-name="Trebuchet MS1" fo:font-family="'Trebuchet M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0cm" style:auto-text-indent="false"/>
      <style:text-properties style:font-name="Courier New" fo:font-family="'Courier New'" style:font-family-generic="modern" style:font-pitch="fixed" officeooo:rsid="007269fe" fo:background-color="transparent"/>
    </style:style>
    <style:style style:name="List" style:family="paragraph" style:parent-style-name="Text_20_body" style:class="list">
      <style:text-properties style:font-name="Trebuchet MS" fo:font-family="'Trebuchet MS'" style:font-family-generic="swiss" fo:font-size="12pt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rebuchet MS" fo:font-family="'Trebuchet M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fo:font-family="'Trebuchet MS'" style:font-family-generic="swiss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280099" draw:opacity="100%"/>
      <style:paragraph-properties fo:margin-top="0cm" fo:margin-bottom="0.21cm" style:contextual-spacing="false" fo:text-align="center" style:justify-single-word="false" style:page-number="auto" fo:background-color="#280099" style:shadow="none"/>
      <style:text-properties fo:color="#ffffff" loext:opacity="100%" style:font-name="Trebuchet MS2" fo:font-family="'Trebuchet M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0047ff" draw:opacity="100%"/>
      <style:paragraph-properties fo:background-color="#0047ff"/>
      <style:text-properties fo:color="#ffffff" loext:opacity="100%" style:font-name="Trebuchet MS3" fo:font-family="'Trebuchet MS'" style:font-style-name="Normal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00b8ff" draw:opacity="100%"/>
      <style:paragraph-properties style:page-number="auto" fo:background-color="#00b8ff" style:shadow="none" text:number-lines="true" text:line-number="1"/>
      <style:text-properties fo:color="#ffffff" loext:opacity="100%" style:font-name="Trebuchet MS2" fo:font-family="'Trebuchet MS'" style:font-style-name="Gras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ff3366" draw:opacity="100%"/>
      <style:paragraph-properties fo:margin-left="0.76cm" fo:margin-right="0cm" fo:margin-top="0.21cm" fo:margin-bottom="0.21cm" style:contextual-spacing="false" fo:text-indent="0cm" style:auto-text-indent="false" fo:background-color="#ff3366">
        <style:tab-stops/>
      </style:paragraph-properties>
      <style:text-properties style:font-name="Trebuchet MS3" fo:font-family="'Trebuchet MS'" style:font-style-name="Normal" style:font-family-generic="swiss" style:font-pitch="variable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Démo" style:family="paragraph" style:parent-style-name="Standard" style:class="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>
        <style:tab-stops>
          <style:tab-stop style:position="0.499cm"/>
        </style:tab-stops>
      </style:paragraph-properties>
      <style:text-properties fo:color="#000000" loext:opacity="100%" style:font-name="Monaco" fo:font-family="Monaco" style:font-style-name="Normal" style:font-family-generic="modern" style:font-pitch="fixed" fo:font-size="8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officeooo:rsid="008316b5"/>
    </style:style>
    <style:style style:name="MT2" style:family="text">
      <style:text-properties style:font-name="Trebuchet MS1" fo:font-size="8pt" officeooo:rsid="00ae61ef" style:font-size-asian="10.5pt" style:font-size-complex="11pt"/>
    </style:style>
    <style:page-layout style:name="Mpm1">
      <style:page-layout-properties fo:page-width="21.001cm" fo:page-height="29.7cm" style:num-format="1" style:print-orientation="portrait" fo:margin-top="1.154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1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TP2 : Administration Système – </text:span><text:span text:style-name="MT2">ESIEE</text:span><text:span text:style-name="MT1"> – INFO1 <text:s/>– C. Boin (d’après G. Castel)</text:span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7-17T21:45:34</meta:creation-date>
    <dc:date>2024-10-10T21:41:23.860709863</dc:date>
    <meta:editing-duration>P30DT18M11S</meta:editing-duration>
    <meta:editing-cycles>187</meta:editing-cycles>
    <meta:generator>LibreOffice/7.4.7.2$Linux_X86_64 LibreOffice_project/40$Build-2</meta:generator>
    <meta:print-date>2017-09-11T08:47:44.340893483</meta:print-date>
    <meta:document-statistic meta:table-count="0" meta:image-count="0" meta:object-count="0" meta:page-count="5" meta:paragraph-count="133" meta:word-count="1689" meta:character-count="9428" meta:non-whitespace-character-count="7928"/>
  </office:meta>
</office:document-meta>
</file>